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bert: The heightmap project is something myself, Linus and Ferdia have worked on for Young Rewired State. Ferdia, unfortunately, could not be here today.</text:p>
      <text:p text:style-name="Standard"/>
      <text:p text:style-name="Standard">Linus: The heightmap project offers a webservice through which the user can input a postcode or a grid reference of any length from 2 figures all the way up to a ten figure grid reference. It will then output a .stl file, which is printable by a 3D printer. In the future we are looking to add the option to view the .stl as a 3D model in the webpage.</text:p>
      <text:p text:style-name="Standard"/>
      <text:p text:style-name="Standard">Robert: I wrote and edited code along with Ferdia that interprets the OS data says that </text:p>
      <text:p text:style-name="Standard"/>
      <text:p text:style-name="Standard">Linus: I wrote the code that processes the users grid reference or postcode and accesses the appropriate file and extracts the grid square data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chnocamps </meta:initial-creator>
    <meta:creation-date>2014-07-31T13:21:10</meta:creation-date>
    <dc:date>2014-07-31T17:41:23</dc:date>
    <dc:creator>Technocamps </dc:creator>
    <meta:editing-duration>PT1H49M5S</meta:editing-duration>
    <meta:editing-cycles>1</meta:editing-cycles>
    <meta:document-statistic meta:table-count="0" meta:image-count="0" meta:object-count="0" meta:page-count="1" meta:paragraph-count="4" meta:word-count="134" meta:character-count="738" meta:non-whitespace-character-count="607"/>
    <meta:generator>LibreOffice/3.5$Linux_X86_64 LibreOffice_project/350m1$Build-2</meta:generator>
  </office:meta>
</office:document-meta>
</file>